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UTIERREZ PALOMINO, CESAR AUGUST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LDERON BARBARAN, DEMETR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04360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0</text:p>
          </table:table-cell>
          <table:table-cell table:style-name="Tableau1.A2" office:value-type="string">
            <text:p text:style-name="P13">51</text:p>
          </table:table-cell>
          <table:table-cell table:style-name="Tableau1.D2" office:value-type="string">
            <text:p text:style-name="P12">153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3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17:06:5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